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ing" style:list-style-name="WWNum4"/>
    <style:style style:name="P2" style:family="paragraph" style:parent-style-name="Heading" style:list-style-name="WWNum5"/>
    <style:style style:name="P3" style:family="paragraph" style:parent-style-name="Heading_20_2">
      <style:text-properties officeooo:paragraph-rsid="001aff78"/>
    </style:style>
    <style:style style:name="P4" style:family="paragraph" style:parent-style-name="Heading_20_2">
      <style:paragraph-properties fo:text-align="end" style:justify-single-word="false"/>
      <style:text-properties officeooo:paragraph-rsid="001aff78"/>
    </style:style>
    <style:style style:name="P5" style:family="paragraph" style:parent-style-name="List_20_Paragraph" style:list-style-name="WWNum1">
      <style:paragraph-properties fo:text-align="center" style:justify-single-word="false"/>
      <style:text-properties officeooo:paragraph-rsid="00232d76"/>
    </style:style>
    <style:style style:name="P6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7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9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10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paragraph-rsid="00211409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T10" style:family="text">
      <style:text-properties officeooo:rsid="001d7da9"/>
    </style:style>
    <style:style style:name="T11" style:family="text">
      <style:text-properties officeooo:rsid="001f4495"/>
    </style:style>
    <style:style style:name="T12" style:family="text">
      <style:text-properties fo:font-weight="bold" officeooo:rsid="0021341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"/>
      <text:h text:style-name="Heading_20_2" text:outline-level="2">Marcin Głód</text:h>
      <text:h text:style-name="P3" text:outline-level="2">Dawid Dreśliński</text:h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4" text:outline-level="2"/>
      <text:h text:style-name="P3" text:outline-level="2"/>
      <text:h text:style-name="P3" text:outline-level="2"/>
      <text:h text:style-name="P3" text:outline-level="2"><text:s/></text:h>
      <text:p text:style-name="P6">ISI, grupa 1</text:p>
      <text:p text:style-name="P6">PSI NS 2022, </text:p>
      <text:p text:style-name="P6">prowadzący mgr inż. Mirosław Żużel</text:p>
      <text:p text:style-name="P6"/>
      <text:p text:style-name="P6"/>
      <text:h text:style-name="Heading_20_4" text:outline-level="4"><text:soft-page-break/>opis</text:h>
      <text:p text:style-name="P7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7"/>
      <text:p text:style-name="Heading">Zakres analizy</text:p>
      <text:list xml:id="list1069415867" text:style-name="WWNum1">
        <text:list-header>
          <text:p text:style-name="P5">Skład zespołu organizacji serwis rowerowy</text:p>
        </text:list-header>
      </text:list>
      <text:p text:style-name="P10">Mechanik</text:p>
      <text:p text:style-name="P10">sprzedawca/pracownik obsługi klienta</text:p>
      <text:p text:style-name="P10">Księgowy</text:p>
      <text:p text:style-name="P9"/>
      <text:list xml:id="list3833294678" text:style-name="WWNum4">
        <text:list-header>
          <text:p text:style-name="P1">Zakres działalności serwisu rowerowego</text:p>
        </text:list-header>
      </text:list>
      <text:p text:style-name="P11">Wykonywanie napraw pozostawionego sprzętu</text:p>
      <text:p text:style-name="P11">Kontakt klienta z sprzedawcą/ mechanikiem</text:p>
      <text:p text:style-name="P11">Zamawianie części zamiennych i narzędzi pracy</text:p>
      <text:p text:style-name="P11">Wykonywanie wyceny i kosztorysu naprawy</text:p>
      <text:p text:style-name="P11">Ewidencja stanu magazynowego części zamiennych</text:p>
      <text:p text:style-name="P11">Ewidencja klientów</text:p>
      <text:p text:style-name="P11">Harmonogram pracy i grafik</text:p>
      <text:list xml:id="list894478712" text:style-name="WWNum5">
        <text:list-header>
          <text:p text:style-name="P2">Osoby zaangażowane w dany proces:</text:p>
        </text:list-header>
      </text:list>
      <text:p text:style-name="P11">Wykonywanie wyceny i kosztorysu – klient, mechanik, pracownik obsługi klienta</text:p>
      <text:p text:style-name="P11">Wykonywanie napraw pozostawionego sprzętu – mechanik</text:p>
      <text:p text:style-name="P11">Kontakt klienta z sprzedawcą/ mechanikiem – klient, mechanik, pracownik obsługi klienta</text:p>
      <text:p text:style-name="P11">Zamawianie części zamiennych i narzędzi pracy – mechanik, pracownik obsługi klienta</text:p>
      <text:p text:style-name="P11">Ewidencja stanu magazynowego części zamiennych – mechanik, pracownik obsługi klienta</text:p>
      <text:p text:style-name="P11">Ewidencja klientów -mechanik, pracownik obsługi klienta</text:p>
      <text:p text:style-name="P8">Harmonogram pracy i grafik – klient, <text:s/>mechanik, pracownik obsługi klienta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6T22:42:03.479612170</dc:date>
    <meta:editing-duration>PT22M26S</meta:editing-duration>
    <meta:editing-cycles>7</meta:editing-cycles>
    <meta:generator>LibreOffice/7.2.6.2$Linux_X86_64 LibreOffice_project/20$Build-2</meta:generator>
    <meta:document-statistic meta:table-count="0" meta:image-count="0" meta:object-count="0" meta:page-count="2" meta:paragraph-count="31" meta:word-count="159" meta:character-count="1269" meta:non-whitespace-character-count="1132"/>
  </office:meta>
</office:document-meta>
</file>